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84cm" fo:min-width="7.303cm"/>
    </style:style>
    <style:style style:name="gr2" style:family="graphic" style:parent-style-name="standard">
      <style:graphic-properties draw:textarea-horizontal-align="justify" draw:textarea-vertical-align="middle" draw:auto-grow-height="false" fo:min-height="3.188cm" fo:min-width="19.871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011cm" fo:min-width="4.698cm"/>
    </style:style>
    <style:style style:name="gr4" style:family="graphic" style:parent-style-name="standard">
      <style:graphic-properties svg:stroke-width="0.212cm" svg:stroke-color="#006600" draw:marker-start-width="0.517cm" draw:marker-end-width="0.517cm" draw:fill="none" draw:textarea-horizontal-align="justify" draw:textarea-vertical-align="middle" draw:auto-grow-height="false" fo:min-height="17.465cm" fo:min-width="37.611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ff0000" draw:marker-start-width="0.517cm" draw:marker-end-width="0.517cm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1.593cm" fo:min-width="1.343cm"/>
    </style:style>
    <style:style style:name="gr7" style:family="graphic" style:parent-style-name="standard">
      <style:graphic-properties svg:stroke-width="0.212cm" draw:marker-start-width="0.518cm" draw:marker-end-width="0.518cm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fill-color="#009900" draw:textarea-horizontal-align="justify" draw:textarea-vertical-align="middle" draw:auto-grow-height="false" fo:min-height="1.085cm" fo:min-width="0.835cm"/>
    </style:style>
    <style:style style:name="gr9" style:family="graphic" style:parent-style-name="standard">
      <style:graphic-properties draw:fill-color="#cc00cc" draw:textarea-horizontal-align="justify" draw:textarea-vertical-align="middle" draw:auto-grow-height="false" fo:min-height="2.665cm" fo:min-width="1.818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draw:marker-start-width="0.359cm" draw:marker-end-width="0.359cm" draw:fill-color="#006699" draw:textarea-horizontal-align="justify" draw:textarea-vertical-align="middle" draw:auto-grow-height="false" fo:min-height="8.141cm" fo:min-width="7.637cm" fo:padding-top="0.178cm" fo:padding-bottom="0.178cm" fo:padding-left="0.303cm" fo:padding-right="0.303cm"/>
    </style:style>
    <style:style style:name="gr12" style:family="graphic" style:parent-style-name="standard">
      <style:graphic-properties draw:textarea-horizontal-align="justify" draw:textarea-vertical-align="middle" draw:auto-grow-height="false" fo:min-height="1.126cm" fo:min-width="3.924cm"/>
    </style:style>
    <style:style style:name="gr13" style:family="graphic" style:parent-style-name="standard">
      <style:graphic-properties svg:stroke-color="#000000" draw:fill-color="#ff6600" draw:textarea-horizontal-align="justify" draw:textarea-vertical-align="middle" draw:auto-grow-height="false" fo:min-height="1.368cm" fo:min-width="1.11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584cm" fo:min-width="4.382cm"/>
    </style:style>
    <style:style style:name="gr16" style:family="graphic" style:parent-style-name="standard">
      <style:graphic-properties draw:textarea-horizontal-align="justify" draw:textarea-vertical-align="middle" draw:auto-grow-height="false" fo:min-height="2.845cm" fo:min-width="9.961cm"/>
    </style:style>
    <style:style style:name="gr17" style:family="graphic" style:parent-style-name="standard">
      <style:graphic-properties draw:fill-color="#999999" draw:textarea-horizontal-align="justify" draw:textarea-vertical-align="middle" draw:auto-grow-height="false" fo:min-height="1.011cm" fo:min-width="7.492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999999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-color="#ffff99"/>
      <style:paragraph-properties fo:text-align="center"/>
      <style:text-properties fo:font-weight="bold"/>
    </style:style>
    <style:style style:name="P5" style:family="paragraph">
      <loext:graphic-properties draw:fill-color="#009900"/>
      <style:paragraph-properties fo:text-align="center"/>
      <style:text-properties fo:font-weight="bold"/>
    </style:style>
    <style:style style:name="P6" style:family="paragraph">
      <loext:graphic-properties draw:fill-color="#cc00cc"/>
      <style:paragraph-properties fo:text-align="center"/>
      <style:text-properties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6699"/>
      <style:paragraph-properties fo:text-align="center"/>
    </style:style>
    <style:style style:name="P9" style:family="paragraph">
      <loext:graphic-properties draw:fill-color="#ff6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8.001cm" svg:height="2.032cm" svg:x="19.38cm" svg:y="14.271cm">
          <text:p text:style-name="P1">RefreshData () /</text:p>
          <text:p text:style-name="P1">webFun.httpGetAsy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" draw:id="id2">
          <draw:custom-shape draw:style-name="gr2" draw:text-style-name="P1" draw:layer="layout" svg:width="20.743cm" svg:height="3.81cm" svg:x="10.991cm" svg:y="1.127cm">
            <text:p text:style-name="P1">XMR DeMystified by George 2.0</text:p>
            <text:p text:style-name="P1">App/Page LifeCycle</text:p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334cm" svg:height="1.397cm" svg:x="23.606cm" svg:y="3.286cm">
            <text:p text:style-name="P1">HTML &amp; DO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.334cm" svg:height="1.397cm" svg:x="13.954cm" svg:y="3.286cm">
            <text:p text:style-name="P1">JS./FetchDat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3" draw:layer="layout" svg:width="40.259cm" svg:height="19.863cm" svg:x="1.381cm" svg:y="6.7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-0.381cm" svg:x1="16.816cm" svg:y1="7.477cm" svg:x2="21.362cm" svg:y2="4.937cm" draw:start-shape="id1" draw:start-glue-point="4" draw:end-shape="id2" svg:d="M16816 7477v-1651h4546v-889" svg:viewBox="0 0 4547 2541">
          <text:p/>
        </draw:connector>
        <draw:custom-shape draw:style-name="gr6" draw:text-style-name="P4" xml:id="id1" draw:id="id1" draw:layer="layout" svg:width="3.683cm" svg:height="3.683cm" svg:x="14.975cm" svg:y="7.477cm">
          <text:p text:style-name="P1">blnAutomaticG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8.001cm" svg:height="2.032cm" svg:x="31.861cm" svg:y="7.731cm">
          <text:p text:style-name="P1">HTML Downloading</text:p>
          <text:p text:style-name="P1">DOM Stand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-0.509cm" svg:x1="35.861cm" svg:y1="7.731cm" svg:x2="21.362cm" svg:y2="4.937cm" draw:start-shape="id3" draw:start-glue-point="0" draw:end-shape="id2" draw:end-glue-point="2" svg:d="M35861 7731v-1905h-14499v-889" svg:viewBox="0 0 14500 2795">
          <text:p/>
        </draw:connector>
        <draw:custom-shape draw:style-name="gr6" draw:text-style-name="P4" xml:id="id7" draw:id="id7" draw:layer="layout" svg:width="3.683cm" svg:height="3.683cm" svg:x="21.328cm" svg:y="21.955cm">
          <text:p text:style-name="P1">blnDOMisRea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5.862cm" svg:y1="10.525cm" svg:x2="35.861cm" svg:y2="9.763cm" draw:start-shape="id4" draw:start-glue-point="4" draw:end-shape="id3" draw:end-glue-point="2" svg:d="M35862 10525v-381h-1v-381" svg:viewBox="0 0 2 763">
          <text:p/>
        </draw:connector>
        <draw:custom-shape draw:style-name="gr8" draw:text-style-name="P5" xml:id="id4" draw:id="id4" draw:layer="layout" svg:width="2.667cm" svg:height="2.667cm" svg:x="34.528cm" svg:y="10.525cm">
          <text:p text:style-name="P1">blnDOMisReady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5" draw:id="id5" draw:layer="layout" svg:width="3.81cm" svg:height="3.81cm" svg:x="24.894cm" svg:y="9.839cm">
          <text:p text:style-name="P1">WebFunctions.js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10" draw:text-style-name="P7" draw:layer="layout" draw:type="curve" svg:x1="24.894cm" svg:y1="11.296cm" svg:x2="23.38cm" svg:y2="14.271cm" draw:start-shape="id5" draw:start-glue-point="5" draw:end-shape="id6" draw:end-glue-point="0" svg:d="M24894 11296c-1010 0-1514 991-1514 2975" svg:viewBox="0 0 1515 2976">
          <text:p/>
        </draw:connector>
        <draw:custom-shape draw:style-name="gr1" draw:text-style-name="P1" xml:id="id8" draw:id="id8" draw:layer="layout" svg:width="8.001cm" svg:height="2.032cm" svg:x="10.398cm" svg:y="24.301cm">
          <text:p text:style-name="P1">RefreshPage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svg:x1="23.169cm" svg:y1="25.638cm" svg:x2="18.399cm" svg:y2="25.317cm" draw:start-shape="id7" draw:start-glue-point="6" draw:end-shape="id8" draw:end-glue-point="1" svg:d="M23169 25638c0 751-1806 626-2565 358s-468-679-2205-679" svg:viewBox="0 0 4771 888">
          <text:p/>
        </draw:connector>
        <draw:g>
          <draw:custom-shape draw:style-name="gr11" draw:text-style-name="P8" draw:layer="layout" svg:width="9.017cm" svg:height="9.271cm" svg:x="8.29cm" svg:y="13.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xml:id="id10" draw:id="id10" draw:layer="layout" svg:width="2.667cm" svg:height="2.667cm" svg:x="5.277cm" svg:y="13.192cm">
            <text:p text:style-name="P1">blnAutomaticGet</text:p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xml:id="id9" draw:id="id9" draw:layer="layout" svg:width="4.572cm" svg:height="1.524cm" svg:x="1.559cm" svg:y="10.374cm">
            <text:p text:style-name="P1">AutomaticGet</text:p>
            <text:p text:style-name="P1">Star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xml:id="id11" draw:id="id11" draw:layer="layout" svg:width="4.572cm" svg:height="1.524cm" svg:x="6.766cm" svg:y="10.374cm">
            <text:p text:style-name="P1">AutomaticGet</text:p>
            <text:p text:style-name="P1">Sto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svg:x1="3.845cm" svg:y1="11.898cm" svg:x2="6.611cm" svg:y2="13.192cm" draw:start-shape="id9" draw:start-glue-point="2" draw:end-shape="id10" draw:end-glue-point="4" svg:d="M3845 11898v647h2766v647" svg:viewBox="0 0 2767 1295">
            <text:p/>
          </draw:connector>
          <draw:connector draw:style-name="gr7" draw:text-style-name="P1" draw:layer="layout" svg:x1="9.052cm" svg:y1="11.898cm" svg:x2="6.611cm" svg:y2="13.192cm" draw:start-shape="id11" draw:start-glue-point="2" draw:end-shape="id10" draw:end-glue-point="4" svg:d="M9052 11898v647h-2441v647" svg:viewBox="0 0 2442 1295">
            <text:p/>
          </draw:connector>
          <draw:custom-shape draw:style-name="gr1" draw:text-style-name="P1" xml:id="id13" draw:id="id13" draw:layer="layout" svg:width="8.001cm" svg:height="2.032cm" svg:x="8.798cm" svg:y="16.994cm">
            <text:p text:style-name="P1">fnUpdateAutomaticGet(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9" xml:id="id12" draw:id="id12" draw:layer="layout" svg:width="2.286cm" svg:height="2.286cm" svg:x="5.369cm" svg:y="7.72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onnector draw:style-name="gr14" draw:text-style-name="P7" draw:layer="layout" draw:type="curve" svg:x1="7.655cm" svg:y1="8.866cm" svg:x2="9.052cm" svg:y2="10.374cm" draw:start-shape="id12" draw:start-glue-point="10" draw:end-shape="id11" draw:end-glue-point="0" svg:d="M7655 8866c932 0 1397 502 1397 1508" svg:viewBox="0 0 1398 1509">
            <text:p/>
          </draw:connector>
          <draw:connector draw:style-name="gr14" draw:text-style-name="P7" draw:layer="layout" draw:type="curve" svg:x1="5.369cm" svg:y1="8.866cm" svg:x2="3.845cm" svg:y2="10.374cm" draw:start-shape="id12" draw:start-glue-point="6" draw:end-shape="id9" draw:end-glue-point="0" svg:d="M5369 8866c-1016 0-1524 502-1524 1508" svg:viewBox="0 0 1525 1509">
            <text:p/>
          </draw:connector>
          <draw:connector draw:style-name="gr10" draw:text-style-name="P7" draw:layer="layout" draw:type="curve" svg:x1="6.611cm" svg:y1="15.859cm" svg:x2="8.798cm" svg:y2="18.01cm" draw:start-shape="id10" draw:start-glue-point="6" draw:end-shape="id13" draw:end-glue-point="3" svg:d="M6611 15859c0 1434 729 2151 2187 2151" svg:viewBox="0 0 2188 2152">
            <text:p/>
          </draw:connector>
          <draw:custom-shape draw:style-name="gr15" draw:text-style-name="P1" xml:id="id14" draw:id="id14" draw:layer="layout" svg:width="5.08cm" svg:height="2.032cm" svg:x="11.611cm" svg:y="14.2cm">
            <text:p text:style-name="P1">setInterval(...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7" draw:layer="layout" draw:type="curve" svg:x1="11.611cm" svg:y1="15.216cm" svg:x2="14.151cm" svg:y2="14.2cm" draw:start-shape="id14" draw:start-glue-point="3" draw:end-shape="id14" draw:end-glue-point="0" svg:d="M11611 15216c-751 0-627-759 196-1201s2344-566 2344 185" svg:viewBox="0 0 3039 1557">
            <text:p/>
          </draw:connector>
          <draw:connector draw:style-name="gr10" draw:text-style-name="P7" draw:layer="layout" draw:type="curve" svg:x1="12.798cm" svg:y1="16.994cm" svg:x2="14.151cm" svg:y2="16.232cm" draw:start-shape="id13" draw:start-glue-point="0" draw:end-shape="id14" draw:end-glue-point="2" svg:d="M12798 16994c0-570 1353-189 1353-762" svg:viewBox="0 0 1354 763">
            <text:p/>
          </draw:connector>
          <draw:custom-shape draw:style-name="gr15" draw:text-style-name="P1" xml:id="id15" draw:id="id15" draw:layer="layout" svg:width="5.08cm" svg:height="2.032cm" svg:x="11.612cm" svg:y="19.601cm">
            <text:p text:style-name="P1">clearInterval(...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7" draw:layer="layout" draw:type="curve" svg:x1="16.691cm" svg:y1="15.216cm" svg:x2="19.403cm" svg:y2="15.149cm" draw:start-shape="id14" draw:start-glue-point="1" svg:d="M16691 15216c2410 0 1055-67 2712-67" svg:viewBox="0 0 2713 68">
            <text:p/>
          </draw:connector>
          <draw:connector draw:style-name="gr10" draw:text-style-name="P7" draw:layer="layout" draw:type="curve" svg:x1="12.798cm" svg:y1="19.026cm" svg:x2="14.152cm" svg:y2="19.601cm" draw:start-shape="id13" draw:start-glue-point="2" draw:end-shape="id15" draw:end-glue-point="0" svg:d="M12798 19026c0 432 1354 145 1354 575" svg:viewBox="0 0 1355 576">
            <text:p/>
          </draw:connector>
        </draw:g>
        <draw:g xml:id="id16" draw:id="id16">
          <draw:custom-shape draw:style-name="gr16" draw:text-style-name="P1" draw:layer="layout" svg:width="10.795cm" svg:height="3.429cm" svg:x="18.018cm" svg:y="17.429cm">
            <text:p text:style-name="P1">FnGetAsyncCallback</text:p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8.128cm" svg:height="1.397cm" svg:x="19.488cm" svg:y="19.08cm">
            <text:p text:style-name="P1">theGetFnCallRespons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7" draw:layer="layout" draw:type="curve" svg:x1="23.38cm" svg:y1="16.303cm" svg:x2="23.415cm" svg:y2="17.429cm" draw:start-shape="id6" draw:start-glue-point="2" draw:end-shape="id16" draw:end-glue-point="0" svg:d="M23380 16303c0 844 35 282 35 1126" svg:viewBox="0 0 36 1127">
          <text:p/>
        </draw:connector>
        <draw:connector draw:style-name="gr10" draw:text-style-name="P7" draw:layer="layout" draw:type="curve" svg:x1="23.415cm" svg:y1="20.858cm" svg:x2="23.169cm" svg:y2="21.955cm" draw:start-shape="id16" draw:start-glue-point="2" draw:end-shape="id7" draw:end-glue-point="4" svg:d="M23415 20858c0 822-246 274-246 1097" svg:viewBox="0 0 247 1098">
          <text:p/>
        </draw:connector>
        <draw:custom-shape draw:style-name="gr12" draw:text-style-name="P1" xml:id="id18" draw:id="id18" draw:layer="layout" svg:width="4.572cm" svg:height="1.524cm" svg:x="30.972cm" svg:y="22.463cm">
          <text:p text:style-name="P1">Types Ms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7" draw:id="id17" draw:layer="layout" svg:width="2.286cm" svg:height="2.286cm" svg:x="34.874cm" svg:y="24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" xml:id="id19" draw:id="id19" draw:layer="layout" svg:width="4.572cm" svg:height="1.524cm" svg:x="36.36cm" svg:y="22.393cm">
          <text:p text:style-name="P1">Click Sen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svg:x1="16.816cm" svg:y1="11.16cm" svg:x2="23.38cm" svg:y2="14.271cm" draw:start-shape="id1" draw:start-glue-point="6" draw:end-shape="id6" draw:end-glue-point="0" svg:d="M16816 11160c0 2334 6564 779 6564 3111" svg:viewBox="0 0 6565 3112">
          <text:p/>
        </draw:connector>
        <draw:custom-shape draw:style-name="gr1" draw:text-style-name="P1" xml:id="id20" draw:id="id20" draw:layer="layout" svg:width="8.001cm" svg:height="2.032cm" svg:x="33.131cm" svg:y="18.991cm">
          <text:p text:style-name="P1">handleSend (eventObj) /</text:p>
          <text:p text:style-name="P1">webFun.httpPostAsy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svg:x1="34.874cm" svg:y1="25.638cm" svg:x2="33.258cm" svg:y2="23.987cm" draw:start-shape="id17" draw:start-glue-point="6" draw:end-shape="id18" draw:end-glue-point="2" svg:d="M34874 25638c-1078 0-1616-550-1616-1651" svg:viewBox="0 0 1617 1652">
          <text:p/>
        </draw:connector>
        <draw:connector draw:style-name="gr10" draw:text-style-name="P7" draw:layer="layout" draw:type="curve" svg:x1="37.16cm" svg:y1="25.638cm" svg:x2="38.646cm" svg:y2="23.917cm" draw:start-shape="id17" draw:start-glue-point="10" draw:end-shape="id19" draw:end-glue-point="2" svg:d="M37160 25638c991 0 1486-573 1486-1721" svg:viewBox="0 0 1487 1722">
          <text:p/>
        </draw:connector>
        <draw:connector draw:style-name="gr10" draw:text-style-name="P7" draw:layer="layout" draw:type="curve" svg:x1="38.646cm" svg:y1="22.393cm" svg:x2="37.131cm" svg:y2="21.023cm" draw:start-shape="id19" draw:start-glue-point="0" draw:end-shape="id20" draw:end-glue-point="2" svg:d="M38646 22393c0-1026-1515-341-1515-1370" svg:viewBox="0 0 1516 1371">
          <text:p/>
        </draw:connector>
        <draw:g xml:id="id21" draw:id="id21">
          <draw:custom-shape draw:style-name="gr16" draw:text-style-name="P1" draw:layer="layout" svg:width="10.795cm" svg:height="3.429cm" svg:x="30.591cm" svg:y="14.254cm">
            <text:p text:style-name="P1">displayPostFeedback</text:p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8.128cm" svg:height="1.397cm" svg:x="32.061cm" svg:y="15.905cm">
            <text:p text:style-name="P1">thePostFnCallRespons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7" draw:layer="layout" draw:type="curve" svg:x1="37.131cm" svg:y1="18.991cm" svg:x2="35.988cm" svg:y2="17.683cm" draw:start-shape="id20" draw:start-glue-point="0" draw:end-shape="id21" draw:end-glue-point="2" svg:d="M37131 18991c0-981-1143-327-1143-1308" svg:viewBox="0 0 1144 1309">
          <text:p/>
        </draw:connector>
        <draw:connector draw:style-name="gr10" draw:text-style-name="P7" draw:layer="layout" draw:type="curve" svg:x1="30.591cm" svg:y1="15.968cm" svg:x2="27.381cm" svg:y2="15.287cm" draw:start-shape="id21" draw:start-glue-point="3" draw:end-shape="id6" draw:end-glue-point="1" svg:d="M30591 15968c-2407 0-803-681-3210-681" svg:viewBox="0 0 3211 6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7:47:05.791000000</meta:creation-date>
    <dc:date>2017-10-10T07:32:30.286000000</dc:date>
    <meta:editing-duration>PT13H24M52S</meta:editing-duration>
    <meta:editing-cycles>21</meta:editing-cycles>
    <meta:generator>LibreOffice/5.1.2.2$Windows_x86 LibreOffice_project/d3bf12ecb743fc0d20e0be0c58ca359301eb705f</meta:generator>
    <meta:document-statistic meta:object-count="53"/>
  </office:meta>
</office:document-meta>
</file>